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ab2" officeooo:paragraph-rsid="00025ab2"/>
    </style:style>
    <style:style style:name="P2" style:family="paragraph" style:parent-style-name="Standard">
      <style:text-properties officeooo:paragraph-rsid="00025ab2"/>
    </style:style>
    <style:style style:name="T1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2" style:family="text">
      <style:text-properties fo:font-variant="normal" fo:text-transform="none" fo:color="#212121" style:font-name="monospace" fo:font-size="10.5pt" fo:letter-spacing="normal" fo:font-style="normal" fo:font-weight="normal" officeooo:rsid="00025ab2"/>
    </style:style>
    <style:style style:name="T3" style:family="text">
      <style:text-properties officeooo:rsid="00025a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. </text:span><text:span text:style-name="T1">Asia </text:span><text:span text:style-name="T2">= </text:span><text:span text:style-name="T1">60.064903</text:span></text:p>
      <text:p text:style-name="P2"><text:span text:style-name="T2">2.</text:span><text:span text:style-name="T1">Americas </text:span><text:span text:style-name="T2">= </text:span><text:span text:style-name="T1">6396.764112</text:span></text:p>
      <text:p text:style-name="P2"><text:span text:style-name="T2"><text:s text:c="2"/>Europe = 9355.213498</text:span></text:p>
      <text:p text:style-name="P1"><text:span text:style-name="T2">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21:40:56.463104524</meta:creation-date>
    <dc:date>2021-07-14T21:43:31.117693417</dc:date>
    <meta:editing-duration>PT2M35S</meta:editing-duration>
    <meta:editing-cycles>1</meta:editing-cycles>
    <meta:document-statistic meta:table-count="0" meta:image-count="0" meta:object-count="0" meta:page-count="1" meta:paragraph-count="4" meta:word-count="11" meta:character-count="67" meta:non-whitespace-character-count="58"/>
    <meta:generator>LibreOffice/6.4.7.2$Linux_X86_64 LibreOffice_project/40$Build-2</meta:generator>
  </office:meta>
</office:document-meta>
</file>